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39f0" officeooo:paragraph-rsid="001939f0" style:font-weight-asian="bold" style:font-weight-complex="bold"/>
    </style:style>
    <style:style style:name="P2" style:family="paragraph" style:parent-style-name="Standard">
      <style:text-properties fo:font-weight="normal" officeooo:rsid="001939f0" officeooo:paragraph-rsid="001939f0" style:font-weight-asian="normal" style:font-weight-complex="normal"/>
    </style:style>
    <style:style style:name="P3" style:family="paragraph" style:parent-style-name="Standard">
      <style:text-properties fo:font-weight="normal" officeooo:rsid="0019782f" officeooo:paragraph-rsid="0019782f" style:font-weight-asian="normal" style:font-weight-complex="normal"/>
    </style:style>
    <style:style style:name="P4" style:family="paragraph" style:parent-style-name="Standard">
      <style:text-properties fo:font-weight="normal" officeooo:rsid="0019782f" officeooo:paragraph-rsid="001939f0" style:font-weight-asian="normal" style:font-weight-complex="normal"/>
    </style:style>
    <style:style style:name="P5" style:family="paragraph" style:parent-style-name="Standard">
      <style:text-properties fo:font-weight="bold" officeooo:rsid="001939f0" officeooo:paragraph-rsid="0019782f" style:font-weight-asian="bold" style:font-weight-complex="bold"/>
    </style:style>
    <style:style style:name="P6" style:family="paragraph" style:parent-style-name="Standard">
      <style:text-properties fo:font-weight="normal" officeooo:rsid="001939f0" officeooo:paragraph-rsid="0019782f" style:font-weight-asian="normal" style:font-weight-complex="normal"/>
    </style:style>
    <style:style style:name="P7" style:family="paragraph" style:parent-style-name="Standard">
      <style:text-properties fo:font-weight="normal" officeooo:rsid="001b2015" officeooo:paragraph-rsid="001b2015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0d9e8" style:font-weight-asian="normal" style:font-weight-complex="normal"/>
    </style:style>
    <style:style style:name="T3" style:family="text">
      <style:text-properties fo:font-weight="normal" officeooo:rsid="0019782f" style:font-weight-asian="normal" style:font-weight-complex="normal"/>
    </style:style>
    <style:style style:name="T4" style:family="text">
      <style:text-properties officeooo:rsid="001f4f3a"/>
    </style:style>
    <style:style style:name="T5" style:family="text">
      <style:text-properties officeooo:rsid="0020d9e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nguage definition</text:p>
      <text:p text:style-name="P1"/>
      <text:p text:style-name="P1">Alphabet:</text:p>
      <text:p text:style-name="P1"><text:tab/><text:span text:style-name="T1">Capital and small letters: A, B, C, …, Z, a, b, c, …, z</text:span></text:p>
      <text:p text:style-name="P2"><text:tab/>Decimal digits: 0, 1, …, 9</text:p>
      <text:p text:style-name="P1"><text:span text:style-name="T1"/></text:p>
      <text:p text:style-name="P1">Lexic</text:p>
      <text:p text:style-name="P1"><text:tab/>Special symbols:</text:p>
      <text:p text:style-name="P1"><text:tab/><text:tab/>Operators: <text:span text:style-name="T1">+ - * / % = </text:span></text:p>
      <text:p text:style-name="P1"><text:tab/><text:tab/>Separators: <text:span text:style-name="T1">[] () {} ; : ?</text:span></text:p>
      <text:p text:style-name="P1"><text:tab/><text:tab/>Reserved words: <text:span text:style-name="T1">if else while break </text:span><text:span text:style-name="T2">let</text:span><text:span text:style-name="T1"> of return</text:span></text:p>
      <text:p text:style-name="P2"><text:tab/><text:tab/><text:tab/><text:tab/> <text:s text:c="5"/>and or</text:p>
      <text:p text:style-name="P2"><text:s text:c="2"/><text:tab/><text:tab/><text:tab/><text:tab/> <text:s text:c="5"/>const int char</text:p>
      <text:p text:style-name="P2"><text:tab/><text:tab/><text:tab/> <text:s text:c="2"/><text:tab/> <text:s text:c="5"/>write read</text:p>
      <text:p text:style-name="P1"><text:tab/></text:p>
      <text:p text:style-name="P1"><text:tab/>Identifiers:</text:p>
      <text:p text:style-name="P1"><text:tab/><text:tab/><text:span text:style-name="T1">identifier ::= lowLetter | {lowLetter} {upperLetter} {digit}</text:span></text:p>
      <text:p text:style-name="P2"><text:tab/><text:tab/>upperLetter ::= “A” | “B” | … | “Z”</text:p>
      <text:p text:style-name="P2"><text:tab/><text:tab/>lowLetter ::= “a” | “b” | … | <text:s/>“z”</text:p>
      <text:p text:style-name="P2"><text:tab/><text:tab/>digit ::= “0” | “1” | … | “9”</text:p>
      <text:p text:style-name="P2"><text:tab/><text:tab/>zero ::= “0”</text:p>
      <text:p text:style-name="P2"><text:tab/><text:tab/>nonZero ::= <text:s/>“1” | “2” | … | “9”</text:p>
      <text:p text:style-name="P1"/>
      <text:p text:style-name="P1"><text:tab/>Constants:</text:p>
      <text:p text:style-name="P1"><text:tab/><text:tab/><text:span text:style-name="T1">constant ::= int | “-”nonZero{digit}</text:span></text:p>
      <text:p text:style-name="P2"><text:tab/><text:tab/>int ::= nonZero{digit} | zero</text:p>
      <text:p text:style-name="P2"><text:tab/><text:tab/>char ::= lowLetter | upperLetter | digit</text:p>
      <text:p text:style-name="P2"><text:tab/><text:tab/>string ::= char{string}</text:p>
      <text:p text:style-name="P1"/>
      <text:p text:style-name="P1"/>
      <text:p text:style-name="P1">Syntactical rules:</text:p>
      <text:p text:style-name="P1"><text:tab/><text:span text:style-name="T3">program ::= "VAR" decllist ";" cmpdstmt "."</text:span></text:p>
      <text:p text:style-name="P3"><text:s text:c="3"/><text:tab/>decllist ::= declaration | declaration ";" decllist</text:p>
      <text:p text:style-name="P3"><text:s text:c="12"/>declaration ::= IDENTIFIER ":" type</text:p>
      <text:p text:style-name="P3"><text:tab/>type1 ::= "BOOL" | "CHAR" | "INT" | "<text:span text:style-name="T4">DOUBLE</text:span>"</text:p>
      <text:p text:style-name="P3"><text:s text:c="12"/>arraydecl ::= "ARRAY" "[" nr "]" "OF" type1</text:p>
      <text:p text:style-name="P4"><text:s text:c="6"/><text:tab/>type <text:s/>::= type1|arraydecl</text:p>
      <text:p text:style-name="P4"><text:s text:c="3"/><text:tab/>cmpdstmt ::= "BEGIN" stmtlist "END"</text:p>
      <text:p text:style-name="P3"><text:tab/>stmtlist ::= stmt | stmt ";" stmtlist</text:p>
      <text:p text:style-name="P3"><text:s text:c="7"/><text:tab/>stmt ::= simplstmt | structstmt</text:p>
      <text:p text:style-name="P3"><text:s text:c="2"/><text:tab/>simplstmt ::= assignstmt | iostmt</text:p>
      <text:p text:style-name="P3"><text:s/><text:tab/>assignstmt ::= IDENTIFIER ":=" expression</text:p>
      <text:p text:style-name="P3"><text:s/><text:tab/>expression ::= expression "+" term | term</text:p>
      <text:p text:style-name="P3"><text:s text:c="7"/><text:tab/>term ::= term "*" factor | factor</text:p>
      <text:p text:style-name="P3"><text:s text:c="5"/><text:tab/>factor ::= "(" expression ")" | IDENTIFIER <text:span text:style-name="T5">| CONST</text:span></text:p>
      <text:p text:style-name="P3"><text:s text:c="5"/><text:tab/>iostmt ::= "READ" | "WRITE" "(" IDENTIFIER ")"</text:p>
      <text:p text:style-name="P3"><text:s/><text:tab/>structstmt ::= cmpdstmt | ifstmt | whilestmt</text:p>
      <text:p text:style-name="P3"><text:s text:c="5"/><text:tab/>ifstmt ::= "IF" condition "THEN" stmt ["ELSE" stmt]</text:p>
      <text:p text:style-name="P3"><text:s text:c="2"/><text:tab/>whilestmt ::= "WHILE" condition "DO" stmt</text:p>
      <text:p text:style-name="P5"><text:soft-page-break/><text:span text:style-name="T3"><text:s text:c="2"/><text:tab/>condition ::= expression RELATION expression</text:span></text:p>
      <text:p text:style-name="P3"><text:s text:c="3"/><text:tab/>RELATION ::= "&lt;" | "&lt;=" | "=" | "&lt;&gt;" | "&gt;=" | "&gt;"<text:tab/></text:p>
      <text:p text:style-name="P1"><text:tab/></text:p>
      <text:p text:style-name="P1"/>
      <text:p text:style-name="P1"/>
      <text:p text:style-name="P1"/>
      <text:p text:style-name="P1"/>
      <text:p text:style-name="P1">Lexical rules:</text:p>
      <text:p text:style-name="P5"><text:tab/><text:tab/><text:span text:style-name="T1">identifier ::= lowLetter | {lowLetter} {upperLetter} {digit}</text:span></text:p>
      <text:p text:style-name="P6"><text:tab/><text:tab/>upperLetter ::= “A” | “B” | … | “Z”</text:p>
      <text:p text:style-name="P6"><text:tab/><text:tab/>lowLetter ::= “a” | “b” | … | <text:s/>“z”</text:p>
      <text:p text:style-name="P6"><text:tab/><text:tab/>digit ::= “0” | “1” | … | “9”</text:p>
      <text:p text:style-name="P5"><text:span text:style-name="T1"><text:tab/><text:tab/></text:span><text:span text:style-name="T3">RELATION ::= "&lt;" | "&lt;=" | "=" | "&lt;&gt;" | "&gt;=" | "&gt;"</text:span></text:p>
      <text:p text:style-name="P1"/>
      <text:p text:style-name="P1"/>
      <text:p text:style-name="P1"/>
      <text:p text:style-name="P1"/>
      <text:p text:style-name="P7">b) </text:p>
      <text:p text:style-name="P7"/>
      <text:p text:style-name="P7">program PrimeFinder<text:line-break/>VAR<text:line-break/> <text:s text:c="3"/>k : int;<text:line-break/> <text:s text:c="3"/>n : int;<text:line-break/> <text:s text:c="3"/>i : int;<text:line-break/> <text:s text:c="3"/>j : int;<text:line-break/> <text:s text:c="3"/>prime : bool;<text:line-break/>BEGIN<text:line-break/> <text:s text:c="3"/>READ(k);<text:line-break/> <text:s text:c="3"/>n := 0;<text:line-break/> <text:s text:c="3"/>i := 2;<text:line-break/> <text:s text:c="3"/><text:line-break/> <text:s text:c="3"/>WHILE n &lt; k DO<text:line-break/> <text:s text:c="3"/>BEGIN<text:line-break/> <text:s text:c="7"/>prime := true;<text:line-break/> <text:s text:c="7"/>j := 2;<text:line-break/> <text:s text:c="7"/><text:line-break/> <text:s text:c="7"/>WHILE j * j &lt;= i DO<text:line-break/> <text:s text:c="7"/>BEGIN<text:line-break/> <text:s text:c="11"/>IF i % j = 0 THEN<text:line-break/> <text:s text:c="11"/>BEGIN<text:line-break/> <text:s text:c="15"/>prime := false;<text:line-break/> <text:s text:c="15"/>BREAK;<text:line-break/> <text:s text:c="11"/>END;<text:line-break/> <text:s text:c="11"/>j := j + 1;<text:line-break/> <text:s text:c="7"/>END;<text:line-break/> <text:s text:c="7"/><text:line-break/> <text:s text:c="7"/>IF prime THEN<text:line-break/> <text:s text:c="7"/>BEGIN<text:line-break/> <text:s text:c="11"/>WRITE(i);<text:line-break/><text:soft-page-break/> <text:s text:c="11"/>n := n + 1;<text:line-break/> <text:s text:c="7"/>END;<text:line-break/> <text:s text:c="7"/><text:line-break/> <text:s text:c="7"/>i := i + 1;<text:line-break/> <text:s text:c="3"/>END;<text:line-break/>END.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3T11:55:29.382000000</meta:creation-date>
    <dc:date>2024-10-15T19:15:41.974000000</dc:date>
    <meta:editing-duration>PT1H16M10S</meta:editing-duration>
    <meta:editing-cycles>5</meta:editing-cycles>
    <meta:generator>LibreOffice/24.8.2.1$Windows_X86_64 LibreOffice_project/0f794b6e29741098670a3b95d60478a65d05ef13</meta:generator>
    <meta:document-statistic meta:table-count="0" meta:image-count="0" meta:object-count="0" meta:page-count="3" meta:paragraph-count="55" meta:word-count="395" meta:character-count="2408" meta:non-whitespace-character-count="1633"/>
  </office:meta>
</office:document-meta>
</file>